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Alphaa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/>
        </table:table-row>
        <calcext:conditional-formats>
          <calcext:conditional-format calcext:target-range-address="Sheet1.A1:Sheet1.A10">
            <calcext:condition calcext:apply-style-name="Accent" calcext:value="duplicate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9:08:37.85253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3T09:14:25.776801047</meta:creation-date>
    <dc:date>2025-06-13T19:08:59.590983027</dc:date>
    <meta:editing-duration>PT1H44M57S</meta:editing-duration>
    <meta:editing-cycles>2</meta:editing-cycles>
    <meta:generator>LibreOfficeDev/26.2.0.0.alpha0$Linux_X86_64 LibreOffice_project/7b3fbd9e3589420397a2e437cde67a42cf0e5a35</meta:generator>
    <meta:document-statistic meta:table-count="1" meta:cell-count="5" meta:object-count="0"/>
  </office:meta>
</office:document-meta>
</file>